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text-line-through-style="none" style:font-name="Liberation Mono" fo:font-size="10pt" fo:font-style="normal" style:text-underline-style="none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listbox form:name="marca" form:control-implementation="ooo:com.sun.star.form.component.ListBox" xml:id="control1" form:id="control1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  <form:option form:label="Peugeot" form:value="Peugeot" form:current-selected="true" form:selected="true"/>
            <form:option form:label="Renault" form:value="Renault"/>
            <form:option form:label="Seat" form:value="Seat"/>
          </form:listbox>
          <form:listbox form:name="modelo" form:control-implementation="ooo:com.sun.star.form.component.ListBox" xml:id="control2" form:id="control2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"/>
            </form:properties>
          </form:listbox>
          <form:radio form:name="extras" form:control-implementation="ooo:com.sun.star.form.component.RadioButton" xml:id="control3" form:id="control3" form:current-selected="true" form:selected="true" form:value="100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xtras" form:control-implementation="ooo:com.sun.star.form.component.RadioButton" xml:id="control4" form:id="control4" form:value="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colores" form:control-implementation="ooo:com.sun.star.form.component.RadioButton" xml:id="control5" form:id="control5" form:value="20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colores" form:control-implementation="ooo:com.sun.star.form.component.RadioButton" xml:id="control6" form:id="control6" form:value="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colores" form:control-implementation="ooo:com.sun.star.form.component.RadioButton" xml:id="control7" form:id="control7" form:value="50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unnamed0" form:control-implementation="ooo:com.sun.star.form.component.TextField" xml:id="control8" form:id="control8" form:disabl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 concesionario</text:p>
      <text:p text:style-name="Standard"/>
      <text:h text:style-name="Heading_20_1" text:outline-level="1">Concesionario</text:h>
      <text:h text:style-name="Heading_20_2" text:outline-level="2">Marca</text:h>
      <text:p text:style-name="Text_20_body"><text:bookmark text:name="marca"/><draw:control text:anchor-type="as-char" draw:z-index="0" draw:style-name="gr1" draw:text-style-name="P1" svg:width="3.837cm" svg:height="1.324cm" draw:control="control1"/> </text:p>
      <text:h text:style-name="Heading_20_2" text:outline-level="2">Modelo</text:h>
      <text:p text:style-name="Text_20_body"><text:bookmark text:name="modelo"/><draw:control text:anchor-type="as-char" draw:z-index="1" draw:style-name="gr1" draw:text-style-name="P1" svg:width="1.668cm" svg:height="1.324cm" draw:control="control2"/> </text:p>
      <text:h text:style-name="Heading_20_2" text:outline-level="2">Extras</text:h>
      <text:p text:style-name="Text_20_body"><text:bookmark text:name="si"/><draw:control text:anchor-type="as-char" draw:z-index="2" draw:style-name="gr1" draw:text-style-name="P1" svg:width="0.345cm" svg:height="0.345cm" draw:control="control3"/>Sí<text:line-break/><text:bookmark text:name="no"/><draw:control text:anchor-type="as-char" draw:z-index="3" draw:style-name="gr1" draw:text-style-name="P1" svg:width="0.345cm" svg:height="0.345cm" draw:control="control4"/>No</text:p>
      <text:h text:style-name="Heading_20_2" text:outline-level="2">Colores</text:h>
      <text:p text:style-name="Text_20_body"><text:bookmark text:name="rojo"/><draw:control text:anchor-type="as-char" draw:z-index="4" draw:style-name="gr1" draw:text-style-name="P1" svg:width="0.345cm" svg:height="0.345cm" draw:control="control5"/>Rojo<text:line-break/><text:bookmark text:name="blanco"/><draw:control text:anchor-type="as-char" draw:z-index="5" draw:style-name="gr1" draw:text-style-name="P1" svg:width="0.345cm" svg:height="0.345cm" draw:control="control6"/>Blanco<text:line-break/><text:bookmark text:name="negro"/><draw:control text:anchor-type="as-char" draw:z-index="6" draw:style-name="gr1" draw:text-style-name="P1" svg:width="0.345cm" svg:height="0.345cm" draw:control="control7"/>Negro</text:p>
      <text:h text:style-name="Heading_20_2" text:outline-level="2">Modelo elegido</text:h>
      <text:p text:style-name="Text_20_body"><text:line-break/>Total: <text:bookmark text:name="total"/><draw:control text:anchor-type="as-char" draw:z-index="7" draw:style-name="gr1" draw:text-style-name="P2" svg:width="2.858cm" svg:height="0.715cm" draw:control="control8"/><text:line-break/></text:p>
      <text:p text:style-name="Text_20_body"/>
      <text:p text:style-name="Text_20_body"><text:bookmark text:name="presupuesto"/>El usuario tiene que seleccionar una marca de la listbox, entre Renault, Peugeot o Seat y dependiendo de la marca seleccionada, se rellena la listbox de modelos (dos o tres modelos por marca) en tiempo de ejecución.</text:p>
      <text:p text:style-name="Text_20_body">Cuando se selecciona el modelo, aparece la foto del coche elegido.</text:p>
      <text:p text:style-name="Text_20_body">Mostrar el precio total del coche elegido en base a lo siguiente:</text:p>
      <text:p text:style-name="Text_20_body">Renault : Modelo1 : 12500 euros, Modelo2: 13000 euros, Modelo3: 13500</text:p>
      <text:p text:style-name="Text_20_body">Peugeot: Modelo1 : 13500 euros, Modelo2: 14000 euros, Modelo3: 14500</text:p>
      <text:p text:style-name="Text_20_body">Seat: Modelo1 : 14500 euros, Modelo2: 15000 euros, Modelo3: 15500</text:p>
      <text:p text:style-name="Text_20_body"><text:soft-page-break/>Si tiene extras, añadir 1000 euros al precio del modelo.</text:p>
      <text:p text:style-name="Text_20_body">Si el color elegido es rojo, añadir 500 euros al precio.</text:p>
      <text:p text:style-name="Text_20_body">Si el color elegido es negro, añadir 700 euros al precio.</text:p>
      <text:p text:style-name="Text_20_body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1T12:37:30.464000000</meta:creation-date>
    <dc:date>2018-10-15T13:24:15.06</dc:date>
    <meta:editing-duration>PT14M55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2" meta:paragraph-count="22" meta:word-count="138" meta:character-count="833"/>
    <dc:creator>Paloma Paloma</dc:creator>
  </office:meta>
</office:document-meta>
</file>